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ToExternalPathType.ForwardToExternalPathType( AnnotationMemberType baseType ,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ToExternalPath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